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5f28" officeooo:paragraph-rsid="001fe496"/>
    </style:style>
    <style:style style:name="P2" style:family="paragraph" style:parent-style-name="Standard">
      <style:text-properties officeooo:rsid="00217c17" officeooo:paragraph-rsid="00217c17"/>
    </style:style>
    <style:style style:name="P3" style:family="paragraph" style:parent-style-name="Standard">
      <style:text-properties officeooo:rsid="00224093" officeooo:paragraph-rsid="00224093"/>
    </style:style>
    <style:style style:name="P4" style:family="paragraph" style:parent-style-name="Standard">
      <style:text-properties fo:font-size="18pt" fo:font-weight="bold" officeooo:rsid="00224093" officeooo:paragraph-rsid="00224093" style:font-size-asian="18pt" style:font-weight-asian="bold" style:font-size-complex="18pt" style:font-weight-complex="bold"/>
    </style:style>
    <style:style style:name="P5" style:family="paragraph" style:parent-style-name="Standard">
      <style:text-properties fo:font-size="18pt" fo:font-weight="bold" officeooo:rsid="00224093" officeooo:paragraph-rsid="0022b034" style:font-size-asian="18pt" style:font-weight-asian="bold" style:font-size-complex="18pt" style:font-weight-complex="bold"/>
    </style:style>
    <style:style style:name="P6" style:family="paragraph" style:parent-style-name="Standard">
      <style:text-properties fo:font-size="18pt" fo:font-weight="bold" officeooo:rsid="00224093" officeooo:paragraph-rsid="00257aa4" style:font-size-asian="18pt" style:font-weight-asian="bold" style:font-size-complex="18pt" style:font-weight-complex="bold"/>
    </style:style>
    <style:style style:name="P7" style:family="paragraph" style:parent-style-name="Standard">
      <style:text-properties fo:font-size="18pt" fo:font-weight="bold" officeooo:rsid="00224093" officeooo:paragraph-rsid="00262e93" style:font-size-asian="18pt" style:font-weight-asian="bold" style:font-size-complex="18pt" style:font-weight-complex="bold"/>
    </style:style>
    <style:style style:name="P8" style:family="paragraph" style:parent-style-name="Standard">
      <style:text-properties fo:font-size="18pt" fo:font-weight="bold" officeooo:rsid="00224093" officeooo:paragraph-rsid="0027991a" style:font-size-asian="18pt" style:font-weight-asian="bold" style:font-size-complex="18pt" style:font-weight-complex="bold"/>
    </style:style>
    <style:style style:name="P9" style:family="paragraph" style:parent-style-name="Standard">
      <style:text-properties fo:font-size="18pt" fo:font-weight="bold" officeooo:rsid="00224093" officeooo:paragraph-rsid="00283fb3" style:font-size-asian="18pt" style:font-weight-asian="bold" style:font-size-complex="18pt" style:font-weight-complex="bold"/>
    </style:style>
    <style:style style:name="P10" style:family="paragraph" style:parent-style-name="Standard">
      <style:text-properties fo:font-size="18pt" fo:font-weight="bold" officeooo:rsid="00224093" officeooo:paragraph-rsid="00284da5" style:font-size-asian="18pt" style:font-weight-asian="bold" style:font-size-complex="18pt" style:font-weight-complex="bold"/>
    </style:style>
    <style:style style:name="P11" style:family="paragraph" style:parent-style-name="Standard">
      <style:text-properties fo:font-size="18pt" fo:font-weight="bold" officeooo:rsid="00224093" officeooo:paragraph-rsid="00287dc5" style:font-size-asian="18pt" style:font-weight-asian="bold" style:font-size-complex="18pt" style:font-weight-complex="bold"/>
    </style:style>
    <style:style style:name="P12" style:family="paragraph" style:parent-style-name="Standard">
      <style:text-properties fo:font-size="18pt" fo:font-weight="bold" officeooo:rsid="00257aa4" officeooo:paragraph-rsid="00257aa4" style:font-size-asian="18pt" style:font-weight-asian="bold" style:font-size-complex="18pt" style:font-weight-complex="bold"/>
    </style:style>
    <style:style style:name="P13" style:family="paragraph" style:parent-style-name="Standard">
      <style:text-properties fo:font-size="18pt" fo:font-weight="bold" officeooo:rsid="00262e93" officeooo:paragraph-rsid="00262e93" style:font-size-asian="18pt" style:font-weight-asian="bold" style:font-size-complex="18pt" style:font-weight-complex="bold"/>
    </style:style>
    <style:style style:name="P14" style:family="paragraph" style:parent-style-name="Standard">
      <style:text-properties fo:font-size="18pt" fo:font-weight="bold" officeooo:rsid="0027991a" officeooo:paragraph-rsid="0027991a" style:font-size-asian="18pt" style:font-weight-asian="bold" style:font-size-complex="18pt" style:font-weight-complex="bold"/>
    </style:style>
    <style:style style:name="P15" style:family="paragraph" style:parent-style-name="Standard">
      <style:text-properties fo:font-size="18pt" fo:font-weight="bold" officeooo:rsid="00283fb3" officeooo:paragraph-rsid="00283fb3" style:font-size-asian="18pt" style:font-weight-asian="bold" style:font-size-complex="18pt" style:font-weight-complex="bold"/>
    </style:style>
    <style:style style:name="P16" style:family="paragraph" style:parent-style-name="Standard">
      <style:text-properties fo:font-size="18pt" fo:font-weight="bold" officeooo:rsid="00284da5" officeooo:paragraph-rsid="00284da5" style:font-size-asian="18pt" style:font-weight-asian="bold" style:font-size-complex="18pt" style:font-weight-complex="bold"/>
    </style:style>
    <style:style style:name="P17" style:family="paragraph" style:parent-style-name="Standard">
      <style:text-properties officeooo:rsid="0022b034" officeooo:paragraph-rsid="0022b034"/>
    </style:style>
    <style:style style:name="P18" style:family="paragraph" style:parent-style-name="Standard">
      <style:text-properties fo:font-size="12pt" fo:font-weight="normal" officeooo:rsid="0024a9ab" officeooo:paragraph-rsid="0024a9ab" style:font-size-asian="10.5pt" style:font-weight-asian="normal" style:font-size-complex="12pt" style:font-weight-complex="normal"/>
    </style:style>
    <style:style style:name="P19" style:family="paragraph" style:parent-style-name="Standard">
      <style:text-properties fo:font-size="12pt" fo:font-weight="normal" officeooo:rsid="00257aa4" officeooo:paragraph-rsid="00257aa4" style:font-size-asian="10.5pt" style:font-weight-asian="normal" style:font-size-complex="12pt" style:font-weight-complex="normal"/>
    </style:style>
    <style:style style:name="P20" style:family="paragraph" style:parent-style-name="Standard">
      <style:text-properties fo:font-size="12pt" fo:font-weight="normal" officeooo:rsid="00262e93" officeooo:paragraph-rsid="00262e93" style:font-size-asian="10.5pt" style:font-weight-asian="normal" style:font-size-complex="12pt" style:font-weight-complex="normal"/>
    </style:style>
    <style:style style:name="P21" style:family="paragraph" style:parent-style-name="Standard">
      <style:text-properties fo:font-size="12pt" fo:font-weight="normal" officeooo:rsid="00262e93" officeooo:paragraph-rsid="002f14f0" style:font-size-asian="10.5pt" style:font-weight-asian="normal" style:font-size-complex="12pt" style:font-weight-complex="normal"/>
    </style:style>
    <style:style style:name="P22" style:family="paragraph" style:parent-style-name="Standard">
      <style:text-properties fo:font-size="12pt" fo:font-weight="normal" officeooo:rsid="0027991a" officeooo:paragraph-rsid="0027991a" style:font-size-asian="10.5pt" style:font-weight-asian="normal" style:font-size-complex="12pt" style:font-weight-complex="normal"/>
    </style:style>
    <style:style style:name="P23" style:family="paragraph" style:parent-style-name="Standard">
      <style:text-properties fo:font-size="12pt" fo:font-weight="normal" officeooo:rsid="00283fb3" officeooo:paragraph-rsid="00283fb3" style:font-size-asian="10.5pt" style:font-weight-asian="normal" style:font-size-complex="12pt" style:font-weight-complex="normal"/>
    </style:style>
    <style:style style:name="P24" style:family="paragraph" style:parent-style-name="Standard">
      <style:text-properties fo:font-size="12pt" fo:font-weight="normal" officeooo:rsid="00284da5" officeooo:paragraph-rsid="00284da5" style:font-size-asian="10.5pt" style:font-weight-asian="normal" style:font-size-complex="12pt" style:font-weight-complex="normal"/>
    </style:style>
    <style:style style:name="P25" style:family="paragraph" style:parent-style-name="Standard">
      <style:text-properties fo:font-size="12pt" fo:font-weight="normal" officeooo:rsid="00287dc5" officeooo:paragraph-rsid="00287dc5" style:font-size-asian="10.5pt" style:font-weight-asian="normal" style:font-size-complex="12pt" style:font-weight-complex="normal"/>
    </style:style>
    <style:style style:name="P26" style:family="paragraph" style:parent-style-name="Standard">
      <style:text-properties fo:font-size="12pt" fo:font-weight="normal" officeooo:rsid="002c9faa" officeooo:paragraph-rsid="002c9faa" style:font-size-asian="10.5pt" style:font-weight-asian="normal" style:font-size-complex="12pt" style:font-weight-complex="normal"/>
    </style:style>
    <style:style style:name="P27" style:family="paragraph" style:parent-style-name="Standard">
      <style:text-properties fo:font-size="12pt" fo:font-weight="normal" officeooo:rsid="003d3ca5" officeooo:paragraph-rsid="003d9fb6" style:font-size-asian="10.5pt" style:font-weight-asian="normal" style:font-size-complex="12pt" style:font-weight-complex="normal"/>
    </style:style>
    <style:style style:name="P28" style:family="paragraph" style:parent-style-name="Standard">
      <style:text-properties fo:font-size="12pt" fo:font-weight="normal" officeooo:rsid="003d3ca5" officeooo:paragraph-rsid="003f2fc0" style:font-size-asian="10.5pt" style:font-weight-asian="normal" style:font-size-complex="12pt" style:font-weight-complex="normal"/>
    </style:style>
    <style:style style:name="P29" style:family="paragraph" style:parent-style-name="Standard">
      <style:text-properties fo:font-size="12pt" fo:font-weight="normal" officeooo:rsid="003d3ca5" officeooo:paragraph-rsid="0040dfcf" style:font-size-asian="10.5pt" style:font-weight-asian="normal" style:font-size-complex="12pt" style:font-weight-complex="normal"/>
    </style:style>
    <style:style style:name="P30" style:family="paragraph" style:parent-style-name="Standard">
      <style:text-properties fo:font-size="12pt" fo:font-weight="normal" officeooo:rsid="003d3ca5" officeooo:paragraph-rsid="00437aad" style:font-size-asian="10.5pt" style:font-weight-asian="normal" style:font-size-complex="12pt" style:font-weight-complex="normal"/>
    </style:style>
    <style:style style:name="P31" style:family="paragraph" style:parent-style-name="Standard">
      <style:text-properties fo:font-size="12pt" fo:font-weight="normal" officeooo:rsid="003d3ca5" officeooo:paragraph-rsid="004480d7" style:font-size-asian="10.5pt" style:font-weight-asian="normal" style:font-size-complex="12pt" style:font-weight-complex="normal"/>
    </style:style>
    <style:style style:name="P32" style:family="paragraph" style:parent-style-name="Standard">
      <style:text-properties fo:font-size="12pt" fo:font-weight="normal" officeooo:rsid="003d3ca5" officeooo:paragraph-rsid="004660c8" style:font-size-asian="10.5pt" style:font-weight-asian="normal" style:font-size-complex="12pt" style:font-weight-complex="normal"/>
    </style:style>
    <style:style style:name="P33" style:family="paragraph" style:parent-style-name="Standard">
      <style:text-properties fo:font-size="12pt" fo:font-weight="normal" officeooo:rsid="003d3ca5" officeooo:paragraph-rsid="0047468b" style:font-size-asian="10.5pt" style:font-weight-asian="normal" style:font-size-complex="12pt" style:font-weight-complex="normal"/>
    </style:style>
    <style:style style:name="P34" style:family="paragraph" style:parent-style-name="Standard">
      <style:text-properties fo:font-size="12pt" fo:font-weight="normal" officeooo:rsid="003d3ca5" officeooo:paragraph-rsid="00486653" style:font-size-asian="10.5pt" style:font-weight-asian="normal" style:font-size-complex="12pt" style:font-weight-complex="normal"/>
    </style:style>
    <style:style style:name="P35" style:family="paragraph" style:parent-style-name="Standard">
      <style:text-properties fo:font-size="12pt" fo:font-weight="normal" officeooo:rsid="003d3ca5" officeooo:paragraph-rsid="0048f28e" style:font-size-asian="10.5pt" style:font-weight-asian="normal" style:font-size-complex="12pt" style:font-weight-complex="normal"/>
    </style:style>
    <style:style style:name="P36" style:family="paragraph" style:parent-style-name="Standard">
      <style:text-properties fo:font-size="12pt" fo:font-weight="normal" officeooo:rsid="004660c8" officeooo:paragraph-rsid="004660c8" style:font-size-asian="10.5pt" style:font-weight-asian="normal" style:font-size-complex="12pt" style:font-weight-complex="normal"/>
    </style:style>
    <style:style style:name="P37" style:family="paragraph" style:parent-style-name="Standard">
      <style:text-properties fo:font-size="12pt" fo:font-weight="normal" officeooo:rsid="0047468b" officeooo:paragraph-rsid="0047468b" style:font-size-asian="10.5pt" style:font-weight-asian="normal" style:font-size-complex="12pt" style:font-weight-complex="normal"/>
    </style:style>
    <style:style style:name="P38" style:family="paragraph" style:parent-style-name="Standard">
      <style:text-properties fo:font-size="12pt" fo:font-weight="normal" officeooo:paragraph-rsid="0048f28e"/>
    </style:style>
    <style:style style:name="P39" style:family="paragraph" style:parent-style-name="Standard">
      <style:text-properties fo:font-size="12pt" fo:font-weight="normal" officeooo:rsid="003b66aa" officeooo:paragraph-rsid="003b66aa" style:font-size-asian="10.5pt" style:font-weight-asian="normal" style:font-size-complex="12pt" style:font-weight-complex="normal"/>
    </style:style>
    <style:style style:name="P40" style:family="paragraph" style:parent-style-name="Standard">
      <style:text-properties fo:font-size="12pt" fo:font-weight="normal" officeooo:rsid="003d9fb6" officeooo:paragraph-rsid="003d9fb6" style:font-size-asian="10.5pt" style:font-weight-asian="normal" style:font-size-complex="12pt" style:font-weight-complex="normal"/>
    </style:style>
    <style:style style:name="P41" style:family="paragraph" style:parent-style-name="Standard">
      <style:text-properties fo:font-size="12pt" fo:font-weight="normal" officeooo:rsid="003f2fc0" officeooo:paragraph-rsid="003f2fc0" style:font-size-asian="10.5pt" style:font-weight-asian="normal" style:font-size-complex="12pt" style:font-weight-complex="normal"/>
    </style:style>
    <style:style style:name="P42" style:family="paragraph" style:parent-style-name="Standard">
      <style:text-properties fo:font-size="12pt" fo:font-weight="normal" officeooo:rsid="0040dfcf" officeooo:paragraph-rsid="0040dfcf" style:font-size-asian="10.5pt" style:font-weight-asian="normal" style:font-size-complex="12pt" style:font-weight-complex="normal"/>
    </style:style>
    <style:style style:name="P43" style:family="paragraph" style:parent-style-name="Standard">
      <style:text-properties fo:font-size="12pt" fo:font-weight="normal" officeooo:rsid="00437aad" officeooo:paragraph-rsid="00437aad" style:font-size-asian="10.5pt" style:font-weight-asian="normal" style:font-size-complex="12pt" style:font-weight-complex="normal"/>
    </style:style>
    <style:style style:name="P44" style:family="paragraph" style:parent-style-name="Standard">
      <style:text-properties fo:font-size="12pt" fo:font-weight="normal" officeooo:rsid="00437aad" officeooo:paragraph-rsid="004480d7" style:font-size-asian="10.5pt" style:font-weight-asian="normal" style:font-size-complex="12pt" style:font-weight-complex="normal"/>
    </style:style>
    <style:style style:name="P45" style:family="paragraph" style:parent-style-name="Standard">
      <style:text-properties fo:font-size="12pt" fo:font-weight="normal" officeooo:rsid="004480d7" officeooo:paragraph-rsid="004480d7" style:font-size-asian="10.5pt" style:font-weight-asian="normal" style:font-size-complex="12pt" style:font-weight-complex="normal"/>
    </style:style>
    <style:style style:name="P46" style:family="paragraph" style:parent-style-name="Standard">
      <style:text-properties fo:font-size="12pt" fo:font-weight="normal" officeooo:rsid="004660c8" officeooo:paragraph-rsid="004660c8" style:font-size-asian="10.5pt" style:font-weight-asian="normal" style:font-size-complex="12pt" style:font-weight-complex="normal"/>
    </style:style>
    <style:style style:name="P47" style:family="paragraph" style:parent-style-name="Standard">
      <style:text-properties fo:font-size="12pt" fo:font-weight="normal" officeooo:rsid="0047468b" officeooo:paragraph-rsid="0047468b" style:font-size-asian="10.5pt" style:font-weight-asian="normal" style:font-size-complex="12pt" style:font-weight-complex="normal"/>
    </style:style>
    <style:style style:name="P48" style:family="paragraph" style:parent-style-name="Standard">
      <style:text-properties fo:font-size="12pt" fo:font-weight="normal" officeooo:rsid="0047468b" officeooo:paragraph-rsid="00486653" style:font-size-asian="10.5pt" style:font-weight-asian="normal" style:font-size-complex="12pt" style:font-weight-complex="normal"/>
    </style:style>
    <style:style style:name="P49" style:family="paragraph" style:parent-style-name="Standard">
      <style:text-properties fo:font-size="12pt" fo:font-weight="normal" officeooo:rsid="00486653" officeooo:paragraph-rsid="0048f28e" style:font-size-asian="10.5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fo:font-weight="normal" officeooo:paragraph-rsid="0048f28e" style:font-size-asian="12pt" style:font-size-complex="12pt"/>
    </style:style>
    <style:style style:name="P51" style:family="paragraph" style:parent-style-name="Standard">
      <style:text-properties fo:font-variant="normal" fo:text-transform="none" fo:color="#000000" style:font-name="Liberation Serif" fo:font-size="12pt" fo:letter-spacing="normal" fo:font-style="normal" fo:font-weight="normal" officeooo:rsid="0048f28e" officeooo:paragraph-rsid="0048f28e" style:font-size-asian="12pt" style:font-size-complex="12pt"/>
    </style:style>
    <style:style style:name="P52" style:family="paragraph" style:parent-style-name="Standard">
      <style:text-properties fo:font-variant="normal" fo:text-transform="none" fo:color="#000000" style:font-name="Liberation Serif" fo:font-size="12pt" fo:letter-spacing="normal" fo:font-style="normal" fo:font-weight="normal" officeooo:rsid="004a2d7e" officeooo:paragraph-rsid="004a2d7e" style:font-size-asian="12pt" style:font-size-complex="12pt"/>
    </style:style>
    <style:style style:name="P53" style:family="paragraph" style:parent-style-name="Standard">
      <style:text-properties fo:font-variant="normal" fo:text-transform="none" fo:color="#000000" style:font-name="Liberation Serif" fo:font-size="12pt" fo:letter-spacing="normal" fo:font-style="normal" fo:font-weight="normal" officeooo:rsid="004bd630" officeooo:paragraph-rsid="004bd630" style:font-size-asian="12pt" style:font-size-complex="12pt"/>
    </style:style>
    <style:style style:name="P54" style:family="paragraph" style:parent-style-name="Standard">
      <style:text-properties fo:font-variant="normal" fo:text-transform="none" fo:color="#000000" style:font-name="Liberation Serif" fo:font-size="12pt" fo:letter-spacing="normal" fo:font-style="normal" fo:font-weight="normal" officeooo:rsid="004e88ef" officeooo:paragraph-rsid="004e88ef" style:font-size-asian="12pt" style:font-size-complex="12pt"/>
    </style:style>
    <style:style style:name="P55" style:family="paragraph" style:parent-style-name="Standard">
      <style:text-properties fo:font-variant="normal" fo:text-transform="none" fo:color="#000000" style:font-name="Liberation Serif" fo:font-size="12pt" fo:letter-spacing="normal" fo:font-style="normal" fo:font-weight="normal" officeooo:rsid="00500200" officeooo:paragraph-rsid="00500200" style:font-size-asian="12pt" style:font-size-complex="12pt"/>
    </style:style>
    <style:style style:name="P56" style:family="paragraph" style:parent-style-name="Standard">
      <style:text-properties fo:font-variant="normal" fo:text-transform="none" fo:color="#000000" style:font-name="Liberation Serif" fo:font-size="12pt" fo:letter-spacing="normal" fo:font-style="normal" fo:font-weight="normal" officeooo:rsid="0051bb20" officeooo:paragraph-rsid="0051bb20" style:font-size-asian="12pt" style:font-size-complex="12pt"/>
    </style:style>
    <style:style style:name="P57" style:family="paragraph" style:parent-style-name="Standard">
      <style:text-properties fo:font-variant="normal" fo:text-transform="none" fo:color="#000000" style:font-name="Liberation Serif" fo:font-size="12pt" fo:letter-spacing="normal" fo:font-style="normal" fo:font-weight="normal" officeooo:rsid="0051ca33" officeooo:paragraph-rsid="0051ca33" style:font-size-asian="12pt" style:font-size-complex="12pt"/>
    </style:style>
    <style:style style:name="P58" style:family="paragraph" style:parent-style-name="Standard">
      <style:text-properties fo:font-variant="normal" fo:text-transform="none" fo:color="#000000" style:font-name="Liberation Serif" fo:font-size="12pt" fo:letter-spacing="normal" fo:font-style="normal" fo:font-weight="normal" officeooo:rsid="0053b111" officeooo:paragraph-rsid="0053b111" style:font-size-asian="12pt" style:font-size-complex="12pt"/>
    </style:style>
    <style:style style:name="P59" style:family="paragraph" style:parent-style-name="Standard">
      <style:text-properties fo:font-variant="normal" fo:text-transform="none" fo:color="#000000" style:font-name="Liberation Serif" fo:font-size="12pt" fo:letter-spacing="normal" fo:font-style="normal" fo:font-weight="normal" officeooo:rsid="0054b995" officeooo:paragraph-rsid="0054b995" style:font-size-asian="12pt" style:font-size-complex="12pt"/>
    </style:style>
    <style:style style:name="P60" style:family="paragraph" style:parent-style-name="Standard">
      <style:text-properties fo:font-variant="normal" fo:text-transform="none" fo:color="#000000" style:font-name="Liberation Serif" fo:font-size="12pt" fo:letter-spacing="normal" fo:font-style="normal" fo:font-weight="normal" officeooo:rsid="005640e8" officeooo:paragraph-rsid="005640e8" style:font-size-asian="12pt" style:font-size-complex="12pt"/>
    </style:style>
    <style:style style:name="P61" style:family="paragraph" style:parent-style-name="Standard">
      <style:text-properties fo:font-variant="normal" fo:text-transform="none" fo:color="#000000" style:font-name="Liberation Serif" fo:font-size="12pt" fo:letter-spacing="normal" fo:font-style="normal" fo:font-weight="normal" officeooo:rsid="0057cbac" officeooo:paragraph-rsid="0058f71f" style:font-size-asian="12pt" style:font-size-complex="12pt"/>
    </style:style>
    <style:style style:name="T1" style:family="text">
      <style:text-properties officeooo:rsid="001fe496"/>
    </style:style>
    <style:style style:name="T2" style:family="text">
      <style:text-properties officeooo:rsid="00224093"/>
    </style:style>
    <style:style style:name="T3" style:family="text">
      <style:text-properties officeooo:rsid="0022b034"/>
    </style:style>
    <style:style style:name="T4" style:family="text">
      <style:text-properties officeooo:rsid="00263084"/>
    </style:style>
    <style:style style:name="T5" style:family="text">
      <style:text-properties officeooo:rsid="00275c65"/>
    </style:style>
    <style:style style:name="T6" style:family="text">
      <style:text-properties officeooo:rsid="0027991a"/>
    </style:style>
    <style:style style:name="T7" style:family="text">
      <style:text-properties officeooo:rsid="00284da5"/>
    </style:style>
    <style:style style:name="T8" style:family="text">
      <style:text-properties officeooo:rsid="00287dc5"/>
    </style:style>
    <style:style style:name="T9" style:family="text">
      <style:text-properties fo:font-size="18pt" fo:font-weight="bold" officeooo:rsid="00287dc5" style:font-size-asian="18pt" style:font-weight-asian="bold" style:font-size-complex="18pt" style:font-weight-complex="bold"/>
    </style:style>
    <style:style style:name="T10" style:family="text">
      <style:text-properties officeooo:rsid="002a6c9b"/>
    </style:style>
    <style:style style:name="T11" style:family="text">
      <style:text-properties officeooo:rsid="002c13d4"/>
    </style:style>
    <style:style style:name="T12" style:family="text">
      <style:text-properties officeooo:rsid="002c9faa"/>
    </style:style>
    <style:style style:name="T13" style:family="text">
      <style:text-properties officeooo:rsid="0030daf4"/>
    </style:style>
    <style:style style:name="T14" style:family="text">
      <style:text-properties officeooo:rsid="00366669"/>
    </style:style>
    <style:style style:name="T15" style:family="text">
      <style:text-properties officeooo:rsid="003d9fb6"/>
    </style:style>
    <style:style style:name="T16" style:family="text">
      <style:text-properties officeooo:rsid="003f2fc0"/>
    </style:style>
    <style:style style:name="T17" style:family="text">
      <style:text-properties officeooo:rsid="0040dfcf"/>
    </style:style>
    <style:style style:name="T18" style:family="text">
      <style:text-properties officeooo:rsid="004660c8"/>
    </style:style>
    <style:style style:name="T19" style:family="text">
      <style:text-properties officeooo:rsid="0047468b"/>
    </style:style>
    <style:style style:name="T20" style:family="text">
      <style:text-properties officeooo:rsid="00486653"/>
    </style:style>
    <style:style style:name="T21" style:family="text">
      <style:text-properties fo:font-variant="normal" fo:text-transform="none" fo:color="#000000" style:font-name="Liberation Serif" fo:letter-spacing="normal" fo:font-style="normal" style:font-size-asian="12pt" style:font-size-complex="12pt"/>
    </style:style>
    <style:style style:name="T22" style:family="text">
      <style:text-properties officeooo:rsid="0048f28e" style:font-size-asian="10.5pt" style:font-weight-asian="normal" style:font-size-complex="12pt" style:font-weight-complex="normal"/>
    </style:style>
    <style:style style:name="T23" style:family="text">
      <style:text-properties officeooo:rsid="004a8418"/>
    </style:style>
    <style:style style:name="T24" style:family="text">
      <style:text-properties officeooo:rsid="004c119b"/>
    </style:style>
    <style:style style:name="T25" style:family="text">
      <style:text-properties officeooo:rsid="00500200"/>
    </style:style>
    <style:style style:name="T26" style:family="text">
      <style:text-properties officeooo:rsid="00519113"/>
    </style:style>
    <style:style style:name="T27" style:family="text">
      <style:text-properties officeooo:rsid="0052d118"/>
    </style:style>
    <style:style style:name="T28" style:family="text">
      <style:text-properties officeooo:rsid="005640e8"/>
    </style:style>
    <style:style style:name="T29" style:family="text">
      <style:text-properties officeooo:rsid="0058f71f"/>
    </style:style>
    <style:style style:name="T30" style:family="text">
      <style:text-properties officeooo:rsid="005af4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text:span text:style-name="T1">Thanks for taking the time to be here with me, I know we’re all very busy so lets just get right to it.</text:span></text:p>
      <text:p text:style-name="P1"/>
      <text:p text:style-name="P1">Encapsulation, Polymorphism, <text:span text:style-name="T1">Inheritance</text:span>, Abstraction, <text:span text:style-name="T6">Separation of Concerns, Single Responsibility, Open-Closed, Liskov Substitution, Interface Segregation, Dependency Inversion. <text:s text:c="2"/>All of these these things are paradigms and principles of Object Oriented programming. <text:s text:c="2"/>But what do they mean? <text:s/>How do you use them?<text:line-break/><text:line-break/>We’re going to answer these questions today… We’re talking about Object-Oriented best practices! <text:s/>We aren’t going to cover everything here but we will focus on seven best-practices to get us started on the right path. <text:s/>While the examples here are in PHP, these habits hold true to any Object-Oriented language that supports the language constructs we’re discussing.</text:span></text:p>
      <text:p text:style-name="P1"/>
      <text:p text:style-name="P2">In the early days of PHP, we were limited to our code being procedural. <text:s/>Procedural code is characterized by the use of procedures for the building blocks of an application. <text:s text:c="2"/>Procedures offer a certain level of <text:span text:style-name="T2">reuse</text:span> by allowing procedures to be called by other procedures. <text:s/><text:span text:style-name="T4">This is where the code ‘goto’ came from.</text:span> <text:s/></text:p>
      <text:p text:style-name="P2"/>
      <text:p text:style-name="P3">Without object-oriented language constructs, we still introduced OO characteristics. <text:s/>It was difficult, and made code difficult to read because we were mixing paradigms ( procedural language with pseudo-OO design). <text:s text:c="3"/>We are at a great advantage now that Object-Oriented code is the standard for PHP developers today.</text:p>
      <text:p text:style-name="P3"/>
      <text:p text:style-name="P3">The advantages of OO design show up in the maintenance of an application. <text:s text:c="2"/>A typical application spends most of its lifetime in maintenance; Code maintenance is a large expense over the lifetime of an application but it can also be easily forgotten during development. <text:s text:c="2"/>If you’re always in a race to get a feature developed and deployed then long-term maintainability can take a back seat to getting something to work.</text:p>
      <text:p text:style-name="P3"/>
      <text:p text:style-name="P3">Modularity – one of the key characteristics of good OO design – helps with maintenance. <text:s/>Modularity helps encapsulate change, which will make it easier to extend and modify any application over time.</text:p>
      <text:p text:style-name="P3"/>
      <text:p text:style-name="P3">There are definitely more than seven habits to building Object-Oritented software, the seven we are talking about today are what is needed to make code fi<text:span text:style-name="T4">t</text:span> basic OO design criteria. <text:s/>They give you a firm foundation which you can then add more OO habits and build an application quicker, while also keeping it easily maintainable and <text:span text:style-name="T4">extendable</text:span>. <text:s text:c="2"/>These habits target a couple of the key characteristics of modularity. <text:s/></text:p>
      <text:p text:style-name="P3"/>
      <text:p text:style-name="P3">These habits are:<text:line-break/>1. Be Modest</text:p>
      <text:p text:style-name="P3">2. Be a good neighbor</text:p>
      <text:p text:style-name="P3">3. Avoid looking at Medusa</text:p>
      <text:p text:style-name="P3">4. Embrace the weakest link</text:p>
      <text:p text:style-name="P3">5. You’re rubber, I’m glue.</text:p>
      <text:p text:style-name="P3">6. Keep it in the family</text:p>
      <text:p text:style-name="P3">7. Think in patterns</text:p>
      <text:p text:style-name="P3"/>
      <text:p text:style-name="P3"/>
      <text:p text:style-name="P3"/>
      <text:p text:style-name="P3"><text:soft-page-break/></text:p>
      <text:p text:style-name="P3"/>
      <text:p text:style-name="P4">Be Modest</text:p>
      <text:p text:style-name="P1"/>
      <text:p text:style-name="P3">Being modest is to avoid exposing yourself in your implementations of classes and functions. <text:s text:c="2"/>Hiding your information is a foundational habit. <text:s/>You will have a difficult time building any of the other habits until you have developed the habit of hiding the details of your implementations. <text:s text:c="2"/>This, is also known as encapsulation.</text:p>
      <text:p text:style-name="P3"/>
      <text:p text:style-name="P3">There are many reasons why exposing public fields directly is a bad habit, the most important of which is that it leaves you with no options should something in your implementation change. <text:s/>Using OO concepts to isolate change is one of the single most valuable OO habits we can use. <text:s/>Encapsulation plays an integral role in making sure that any changes we make aren’t viral in nature. <text:s/>Viral changes are those that start small – like changing an array that holds three elements to one that contains only two. <text:s/>Suddenly, we may find that we’re changing more and more of the code to accommodate a change that should have been trivial.</text:p>
      <text:p text:style-name="P3"/>
      <text:p text:style-name="P3">One simple way to begin hiding information, is to keep fields private and to expose them with public accessors which are like windows in your house. <text:s/>Instead of having an entire wall open to the outside, you only have a window or two.</text:p>
      <text:p text:style-name="P3"/>
      <text:p text:style-name="P17">In addition to allowing your implementation behind the curtain to change, using public accessors instead of directly exposing fields allows you to build upon your base implementation by overriding the implementation of an accessor to do <text:span text:style-name="T4">some</text:span> slightly different behavior from the parent. <text:s text:c="2"/>It also allows you to build an abstract implementation that defers the actual implementation to classes that override the base.</text:p>
      <text:p text:style-name="P17"/>
      <text:p text:style-name="P17">[ Switch to PHP storm – pull up 1/bad_practices.php ]</text:p>
      <text:p text:style-name="P17"/>
      <text:p text:style-name="P17">In this example, the fields of the Person class are exposed directly as public fields instead of accessors. <text:s/>While this is tempting, it limits you.</text:p>
      <text:p text:style-name="P17"/>
      <text:p text:style-name="P17">If anything changes with the object, any code that uses it needs to change as well. <text:s/>For instance, if the persons given, family and other names were to be encapsulated in a PersonName object, you would need to modify all of your code to accommodate the change.<text:line-break/><text:line-break/>So if this is the bad practice, what does the good look like?<text:line-break/><text:line-break/>[ pull up 1/good_practices.php ]</text:p>
      <text:p text:style-name="P17"/>
      <text:p text:style-name="P17">By using good OO habits, the same object now has private fields instead of public fields – and the private fields are carefully exposed to the outside world by public get and set methods. <text:s text:c="2"/>These accessors, now provide a public way of getting information from your class so that if something in your implementation changes, the <text:span text:style-name="T8">likelihood</text:span> is lessened that you need to change all the code that uses your class.</text:p>
      <text:p text:style-name="P17"/>
      <text:p text:style-name="P17">At first glance, this may seem like a lot more work – and it may be more work on the front end. <text:s/>However, using good OO habits pays off in the long-run, as future changes are greatly solidified.</text:p>
      <text:p text:style-name="P17"><text:soft-page-break/></text:p>
      <text:p text:style-name="P17"/>
      <text:p text:style-name="P17">[ pull up 1/good_practices_2.php ]</text:p>
      <text:p text:style-name="P17"/>
      <text:p text:style-name="P17">In this next example, I’ve got the same class but I’ve changed the internal implementation to use an associative array for the parts. <text:s text:c="2"/>Ideally, i’d have more error handling and would be more careful with checking whether an element exists, but this is to show how the code using my class doesn’t need to change – it’s blissfully unaware of my class changes. <text:s/>Remember that the reason for adopting OO habits is to carefully encapsulate change so your code is more extensible and maintainable.</text:p>
      <text:p text:style-name="P17"/>
      <text:p text:style-name="P17"/>
      <text:p text:style-name="P5">Be <text:span text:style-name="T3">A Good Neighbor</text:span></text:p>
      <text:p text:style-name="P5"/>
      <text:p text:style-name="P18">When you build a class, it should handle its own errors appropriately. <text:s/>If the class doesn’t know how to handle the errors, it should package them in a format that it’s caller understands. <text:s text:c="2"/>In addition, avoid returning objects that are null or in an invalid state. <text:s/>Many times, we can do this simply by verifying arguments and throwing specific exceptions that tell why the supplied arguments are invalid. <text:s/>When you build this habit, it can save you – and people maintaining your code or using your objects – a lot of time.<text:line-break/><text:line-break/>[ Pull up 2/bad_practice.php ]</text:p>
      <text:p text:style-name="P18"/>
      <text:p text:style-name="P18">Consider this example, which accepts some arguments and returns a Person object with some of the values populated. <text:s/>However, in the parsePersonName() method, there is no validation to see whether the supplied $val variable is null, a zero-length string or even a string in an unparsable format. <text:s/>The parsePersonName does not return a Person object but returns null. <text:s/>Developers using this method might be left scratching their heads and – at the very least – be in a place where they need to start setting breakpoints and debugging the PHP script.</text:p>
      <text:p text:style-name="P18"/>
      <text:p text:style-name="P18">This function could be modified to initialize the person outside the if condition, ensuring that you always get a valid Person object. <text:s/>However, you get a Person with no set properties which doesn’t leave you in a much better position.</text:p>
      <text:p text:style-name="P18"/>
      <text:p text:style-name="P18">Instead of leaving your callers guessing, be proactive about validating arguments. <text:s/>If an unset variable can’t produce a valid result, check for the variable and throw an InvalidArgumentException. <text:s/>If the string can’t be empty or must be in a specific format, check for the format and throw an exception.</text:p>
      <text:p text:style-name="P18"/>
      <text:p text:style-name="P18">[ pull up 2/good_practice.php ]</text:p>
      <text:p text:style-name="P18"/>
      <text:p text:style-name="P18">Here, you’ll see that I’ve defined two classes – which normally I would not do this in one file I did so for this class only. <text:s text:c="3"/>The first class is my own personal exception, useful for context when someone else uses your code and uses it in a way you didn’t intend. <text:s text:c="2"/>The second is the same PersonU<text:span text:style-name="T10">t</text:span>ils class, but now we have used two new validations on the arguments passed into our function.</text:p>
      <text:p text:style-name="P18"/>
      <text:p text:style-name="P18">The bottom line is that you want people to be able to use your class without having to know the inner workings of it. <text:s/>If they use it incorrectly or in a way you didn’t intend, they shouldn’t have to guess why it didn’t work. <text:s/>As a good neighbor, you understand that people reusing your class are not psychic and therefore – you take the guesswork out.</text:p>
      <text:p text:style-name="P17"><text:soft-page-break/></text:p>
      <text:p text:style-name="P17"/>
      <text:p text:style-name="P12">Avoid Looking At Medusa</text:p>
      <text:p text:style-name="P6"/>
      <text:p text:style-name="P19">When I was first learning OO concepts, a colleague of mine told me to use more interfaces. <text:s/>I was doubtful that they were really helpful but as I used them more and corrected how I designed them it became apparent <text:span text:style-name="T10">that they are more helpful than I had imagined</text:span>. <text:s text:c="2"/>Not using interfaces is like looking at the head of Medusa. <text:s/>In Greek mythology, Medusa was a female character with snakes for hair. <text:s/>Any person who looked at her directly turned to <text:span text:style-name="T5">stone</text:span>. <text:s/>Perseus however, the brilliant guy he was, was able to confront her and kill her simply by looking at her reflection in his shield and <text:span text:style-name="T5">a</text:span>void being turned to stone.</text:p>
      <text:p text:style-name="P19"/>
      <text:p text:style-name="P19">Interfaces are your mirror in dealing with Medusa. <text:s/>When you use a specific, concrete implementation, your code must change if your implementation code changes. <text:s/>Using implementations directly limits many of your options, as you’ve essentially turned your class to stone.</text:p>
      <text:p text:style-name="P19"/>
      <text:p text:style-name="P19">[ Pull up 3/bad_practice.php ]</text:p>
      <text:p text:style-name="P19"/>
      <text:p text:style-name="P19">Here, we see a class that loads the Person object from a database. <text:s/>It takes the persons name and returns the Person object in the database that matches.</text:p>
      <text:p text:style-name="P19"/>
      <text:p text:style-name="P19">The code for <text:span text:style-name="T10">reading</text:span> Person from the database is fine, until something changes in the environment. <text:s/>For example, loading Person from the database may be fine for the first version of the application but for the second version, you may need to add the ability to load a person from a Web Service. In essence, the class has turned to stone because it is directly using the implementation class and is now brittle to change.</text:p>
      <text:p text:style-name="P19"/>
      <text:p text:style-name="P19">[ Pull up 3/good_practice.php ]</text:p>
      <text:p text:style-name="P19"/>
      <text:p text:style-name="P19">Now, we have an example of code that does not change as new ways of loading users become available and are implemented. <text:s/>We have an interface called <text:span text:style-name="T14">PersonInterface</text:span>, which declares a single method. <text:s/>If any code uses a <text:span text:style-name="T14">PersonInterface</text:span>, the code restrains from using the implementation class directly. <text:s/>Instead, it uses the <text:span text:style-name="T14">PersonInterface</text:span> as if it were a real <text:s/>object.</text:p>
      <text:p text:style-name="P19"/>
      <text:p text:style-name="P19">When using interfaces, try to avoid ever referring to the implementation classes directly. <text:s/>Instead, use something external to your object to give you the correct implementation. <text:s/>If your class loads the implementation based on some logic, it still needs to require the definitions of all the implementation classes and that doesn’t get you anywhere.<text:line-break/><text:line-break/>In this example, we use a Factory to create an instance of an implementation class that implements your interface. <text:s/>A factory method, by convention, begins with create and returns the <text:span text:style-name="T5">correct instance</text:span>. <text:s/>It can take whatever arguments are necessary for your factory to figure out which implementation class is the correct one to return.</text:p>
      <text:p text:style-name="P19"/>
      <text:p text:style-name="P20">In our Factory, it takes <text:span text:style-name="T5">a</text:span> $type. <text:s/>If the $type is set to database the factory returns an instance of DBPersonProvider. <text:s/>Any new implementation for loading people from a store does not require any changes in the class that uses the factory and interface. <text:s/>The DBPersonProvider implements the PersonProvider interface and has the actual implementation of the getPerson method in it. <text:s text:c="2"/><text:line-break/><text:soft-page-break/><text:line-break/>This entire structure, while more files and more code – is easily extendable and infinitely easier to maintain.</text:p>
      <text:p text:style-name="P20"/>
      <text:p text:style-name="P13">Embrace the weakest link</text:p>
      <text:p text:style-name="P7"/>
      <text:p text:style-name="P20">Loosely coupling your modules is a good thing; It’s one of the properties that allows you to encapsulate change. <text:s/>T<text:span text:style-name="T10">w</text:span>o of the other habits – “Be modest” and “Avoid looking at Medusa” – help you work toward modules that are loosely coupled. <text:s/>To loosely couple your classes, develop the final characteristic by building the habit of lowering dependencies to your classes.</text:p>
      <text:p text:style-name="P20"/>
      <text:p text:style-name="P21">Lowering dependencies is not necessarily lowering the dependencies for the client using an object. <text:s/>Rather lowering your dependencies on the correct class and minimizing them elsewhere.</text:p>
      <text:p text:style-name="P20"/>
      <text:p text:style-name="P20">[ Pull up 4/bad_practice.php ]<text:line-break/><text:line-break/>The code that calls the format() method on the Address object might look great – all it does is use the Address class, call format() and it’s done. <text:s/>In <text:span text:style-name="T6">contrast</text:span>, the Address class is not so lucky. <text:s/>It needs to know about the various formatters used to properly format it, which might not make the Address object very reusable for someone else particularly if that someone else isn’t interested in using the formatter class<text:span text:style-name="T6">es</text:span> in the format() method. <text:s/>Although the code using Address doesn’t have many dependencies, the Address class does have quite a few when it probably should just be a simple datum object.</text:p>
      <text:p text:style-name="P20"/>
      <text:p text:style-name="P20">The Address class is tightly coupled with the implementation classes that know how to format the Address object.</text:p>
      <text:p text:style-name="P20"/>
      <text:p text:style-name="P22">When building good Object-Oriented designs, it’s necessary to think about a concept called Separation of Concerns ( SoC ). <text:s/>SoC means that you try to separate objects by what they should really be concerned about, thus, lowering the coupling. <text:s/>In the original Address class, it had to be concerned about how to format itself. <text:s/>That’s probably not a good design. <text:s/>Rather, an Address class should think about the parts of the Address, while some type of formatter should worry about how to properly format the address.<text:line-break/><text:line-break/>[ Pull up 4/good_practice.php ]</text:p>
      <text:p text:style-name="P22"/>
      <text:p text:style-name="P22">Here, the code that formatted the address is moved to interfaces, implementation classes, and a factory – building the “use interfaces” habit. <text:s/>Now, the AddressFormatUtils class is responsible for creating a formatter and formatting an address. <text:s/>Any other object now can use an Address without having to worry about also requiring the definitions of the formatters.</text:p>
      <text:p text:style-name="P22"/>
      <text:p text:style-name="P22">The drawback, of course, is that whenever patterns are used, it often means the amount of artifacts goes up. <text:s/>However, this increase is offset by the decreased maintenance in each class and can be decreased even more when proper re-usability is gained.</text:p>
      <text:p text:style-name="P22"/>
      <text:p text:style-name="P22"/>
      <text:p text:style-name="P22"/>
      <text:p text:style-name="P22"/>
      <text:p text:style-name="P22"/>
      <text:p text:style-name="P22"><text:soft-page-break/></text:p>
      <text:p text:style-name="P14">You’re rubber; I’m glue</text:p>
      <text:p text:style-name="P8"/>
      <text:p text:style-name="P22">Highly cohesive Object-Oriented designs are focused and organized in related modules. <text:s/>Learning about “concerns” is important in determining how to organize functions and classes to be tightly cohesive.</text:p>
      <text:p text:style-name="P22"/>
      <text:p text:style-name="P22">[ Open 5/bad_practice.php ]</text:p>
      <text:p text:style-name="P22"/>
      <text:p text:style-name="P22">When a design has low cohesion, it has classes and methods that are not grouped well. <text:s/>The term spaghetti code is often used to describe classes and methods that are bunched together and have low cohesion. <text:s/>This example provides an example of spaghetti code – we’ve all seen a class or two like this recently. <text:s/>The relatively generic Utils class uses many different objects and has many dependencies. <text:s/>It does a bit of everything, making it difficult to reuse.</text:p>
      <text:p text:style-name="P22"/>
      <text:p text:style-name="P22">High cohesion means that classes and methods that are related to each other are grouped. <text:s/>If methods and classes are highly cohesive, you are able to easily split off entire groups <text:span text:style-name="T11">without</text:span> affecting the design. <text:s/>Designs with high cohesion offer the opportunity for lower coupling. <text:s/><text:line-break/><text:line-break/>[ Open 5/good_practice.php ]</text:p>
      <text:p text:style-name="P22"><text:line-break/>Our new example shows two of the methods that are better organized into classes. <text:s/>The AddressUtils class contains methods for dealing with Address classes and shows high cohesion among the address-related methods. <text:s/>Likewise, PersonUtils contains methods that deal specifically with Person objects. <text:s/>These two new classes with their highly cohesive methods <text:span text:style-name="T11">now </text:span>have low coupling because they can be used completely independently of one another. <text:s/><text:span text:style-name="T11">This, is an example of implementing the Single Responsibility Principal.</text:span></text:p>
      <text:p text:style-name="P22"/>
      <text:p text:style-name="P15">Keep it in the family</text:p>
      <text:p text:style-name="P9"/>
      <text:p text:style-name="P23">I have told the people on teams on which i’ve been the technical lead or architect that the greatest enemy of Object-Oritented languages is a copy-and-paste operation ( copy-pasta, another kind of spaghetti code ). <text:s/>When used in the absence of an up-front Object-Oriented design, nothing creates more hav<text:span text:style-name="T13">o</text:span>c than copying code from one file to the next. <text:s/><text:span text:style-name="T13">Whenever</text:span> you’re tempted to copy code from one class to the next, stop and consider how you can use class hierarchies to leverage similar or identical functionality. <text:s/>You’ll find, that in most cases, with good design, copying code is completely unnecessary.</text:p>
      <text:p text:style-name="P23"/>
      <text:p text:style-name="P23">[ Open 6/bad_practice.php ]</text:p>
      <text:p text:style-name="P23"/>
      <text:p text:style-name="P23">Here we have a simple example. They start with duplicate fields and methods – not good in the long term when the application might need to change. <text:s/>If there was a defect in the Person class, there would most likely be a defect in the Employee class as well because it appears as though the implementation was copied between the two.</text:p>
      <text:p text:style-name="P23"/>
      <text:p text:style-name="P23">Inheritance is a difficult habit to start using because often, the analysis to build proper inheritance models can take a lot of time. <text:s/>Conversely, using copy-paste to build new implementations takes only <text:soft-page-break/>seconds. <text:s/>But the time is usually offset rather quickly in maintenance, where the application will actually spend most of its time.</text:p>
      <text:p text:style-name="P23"/>
      <text:p text:style-name="P23">[ Open 6/good_practice ]</text:p>
      <text:p text:style-name="P23"/>
      <text:p text:style-name="P23">Here, the new Employee class extends the Person class. <text:s/>It now inherits all the common methods and doesn’t <text:span text:style-name="T11">re-implement</text:span> them. <text:s/>Additionally, we also have an abstract method to demonstrate how basic functionality can be put into a base class and specific functionality can be deterred to an implementation class. <text:s/><text:span text:style-name="T11">In order to have an abstract method like this, the class has to be defined as abstract as well.</text:span><text:line-break/><text:line-break/><text:span text:style-name="T7">Abstract classes are often misunderstood and the source of confusion when considered versus an interface. <text:s text:c="2"/>Interfaces are great because a child class can implement multiple interfaces but can extend only a single class. <text:s text:c="2"/>When I architect an application, I try to make my base classes abstract for future expandability.<text:line-break/><text:line-break/>In our example, by making the Person class abstract, I have essentially signed a contract that says I will not directly call the Person class. <text:s/>Instead, <text:s/>I will always obtain its implementation through a child class. <text:s/>This ensures that as we are reading code, we have some context as to what we are looking at. <text:s/>We are not dealing with a Person, we are dealing with an Employee.</text:span></text:p>
      <text:p text:style-name="P23"/>
      <text:p text:style-name="P16">Think in patterns</text:p>
      <text:p text:style-name="P10"/>
      <text:p text:style-name="P24">Design patterns are common interactions of objects and methods that have been proven over time to resolve certain problems. <text:s/>When you think in design patterns, you’re forcing yourself to be aware of how classes interact with each other. <text:s/>It’s an easy way to build classes and their interactions without having to make the same mistakes other people have made in the past to benefit from proven designs.<text:line-break/><text:line-break/>There is really no adequate code example that demonstrates thinking in patterns. <text:s/>However, generally speaking, you know you’re considering only one object at a time when the following criteria are met:<text:line-break/><text:line-break/>1. You don’t diagram an object model ahead of time</text:p>
      <text:p text:style-name="P24">2. You start coding the implementation of single methods without much of the model stubbed out.</text:p>
      <text:p text:style-name="P24">3. You don’t use design-pattern names when talking and would rather talk about implementation.</text:p>
      <text:p text:style-name="P24"/>
      <text:p text:style-name="P24">Now how do you know if you are thinking in patterns? <text:s/>Generally speaking, you are thinking in patterns when you:<text:line-break/><text:line-break/>1. Model classes and their interactions ahead of time</text:p>
      <text:p text:style-name="P24">2. Stereotype classes according to their patterns</text:p>
      <text:p text:style-name="P24">3. Use pattern names, like Factory, Singleton and Facade in development discussions.</text:p>
      <text:p text:style-name="P24">4. Stub out large portions of the model, then start adding implementation.</text:p>
      <text:p text:style-name="P24"/>
      <text:p text:style-name="P25"/>
      <text:p text:style-name="P39">It’s easy to say that one should think in patterns, however unless we know different design patterns, how to implement them, when they’re useful and when they’re not it’s wasted time to speak about them. <text:s text:c="2"/>So we’re going to see a few examples of Design Patterns, see how to implement them, learn when they’re useful and learn when they’re not.</text:p>
      <text:p text:style-name="P27"><text:soft-page-break/>When everyone on the team speaks the same lingo, <text:span text:style-name="T15">instead of </text:span>saying things like “I am writing a messaging system to provide for loose coupling” you can say “I’m writing an observer”. <text:s/>The same goes for Engineering Meetings – <text:span text:style-name="T23">when your entire development team knows the various patterns, you can suddenly have very high-bandwidth conversations. <text:s/>You no longer need to talk about all the classes you would use here or there. <text:s/>Instead, you can talk in terms of patterns to each other, “I’m referencing a singleton here, then using an iterator to go through a collection of my objects and ...” <text:s/>Without knowing specific implementation, the others can chime in with suggestions on the architecture – “Would a Factory be a better fit since we can have multiple instances of the interface?”</text:span><text:line-break/><text:line-break/><text:span text:style-name="T15">Some of these design patterns are going to seem very cumbersome, the reason for this is because the examples are so small. <text:s/>I can’t show you a huge application that implements these, so we need to think about ways to implement the principles and not necessarily this exact code. So, lets start looking at some patterns shall we?</text:span></text:p>
      <text:p text:style-name="P27"/>
      <text:p text:style-name="P40">The first pattern we’ll look at, is the Factory Pattern. <text:s text:c="2"/>You’ve seen this throughout this teach-in session already so you may be a little more familiar with how to use the factory pattern. <text:s/>The factory pattern is a class that has some methods that create objects for you. <text:s/>Instead of using `new` directly, you use the factory class to create objects. <text:s text:c="2"/>That way, if you want to change the types of objects created – you can change just the factory. <text:s/>All the code that uses the factory changes automatically.</text:p>
      <text:p text:style-name="P27"/>
      <text:p text:style-name="P28"><text:span text:style-name="T15">[ Pull up extras/1_factory.php ]</text:span><text:line-break/><text:line-break/><text:span text:style-name="T16">Why use a factory?</text:span></text:p>
      <text:p text:style-name="P41">The factory pattern was invented to help us organize the information related to object creation. <text:s text:c="2"/>Objects often have a lot of constructor parameters; other timies they must be populated with default information immediately after their creation. <text:s/>These should be created in factories, keeping all the information regarding their creation and initialization within a single place.<text:line-break/></text:p>
      <text:p text:style-name="P41">When to use a factory?<text:line-break/>Use the factory pattern when you find yourself writing code to gather information necessary to create objects.</text:p>
      <text:p text:style-name="P28"/>
      <text:p text:style-name="P28"><text:line-break/><text:line-break/><text:span text:style-name="T16">We have our interface to define what a user object should do. <text:s/>The implementation class, or our model, and a factory that creates UserInterface objects.</text:span><text:line-break/><text:line-break/><text:span text:style-name="T16">There is a variation of this, which puts the Factory directly within the Implementation class. <text:s text:c="2"/>I’ve never had to use it, but you just remove the factory class and move the method into your implementation class.</text:span></text:p>
      <text:p text:style-name="P28"/>
      <text:p text:style-name="P29"><text:line-break/><text:span text:style-name="T17">Now, we’ll take a quick glance at the gateway pattern; <text:s/>This pattern defines a communication channel between a persistence solution and the business logic. <text:s text:c="2"/>Gateways, simply retrieve and persist raw data.<text:line-break/><text:line-break/>[ Open extras/2_gateway.php ]</text:span></text:p>
      <text:p text:style-name="P29"/>
      <text:p text:style-name="P42">Why to use a gateway?</text:p>
      <text:p text:style-name="P42"><text:soft-page-break/>Provides a simple interface for complicated persistence operations. <text:s/>Also encapsulates persistence knowledge and decouples business logic from persistence logic.</text:p>
      <text:p text:style-name="P29"/>
      <text:p text:style-name="P42">When to use a gateway?</text:p>
      <text:p text:style-name="P30"><text:span text:style-name="T17">When you need to retrieve or persist information.<text:line-break/><text:line-break/>The gateway pattern is actually, a specific implementation of another design pattern – the Repository. <text:s/>The repository pattern is useful for implementing search methods and mini-query languages. <text:s text:c="2"/>It takes your queries and uses a gateway to obtain the data for a factory to produce the objects you want.<text:line-break/><text:line-break/>An important thing to note about repositories is that they represent collections of entities. <text:s/>They do not represent database storage, caching or any other technical concerns. <text:s/>Repositories represent collections – how you hold it is an implementation detail.<text:line-break/><text:line-break/>[ Open 3_repository.php ]</text:span><text:line-break/></text:p>
      <text:p text:style-name="P43">Why use a repository?</text:p>
      <text:p text:style-name="P43">Lets clients that need specific objects to work with a common and well isolated query and persistence language. <text:s/>It also removes more creation-related code from the business logic.</text:p>
      <text:p text:style-name="P30"/>
      <text:p text:style-name="P43">When to use the repository pattern?</text:p>
      <text:p text:style-name="P43">Use this pattern when you need to create multiple objects based on search criteria or when you need to save multiple objects to the persistence layer.<text:line-break/><text:line-break/>Some times, you deal with objects that can’t be found for whatever reason. <text:s/>We’ve learned already that returning a NULL value is bad practice. <text:s/>The reason being is that it can have several side effects:</text:p>
      <text:p text:style-name="P30"/>
      <text:p text:style-name="P43">1. If you haven’t taken it into account, you’ll be throwing errors.</text:p>
      <text:p text:style-name="P44">2. It forces you to include numerous null checks in the code.<text:line-break/><text:line-break/>A better approach, is to return a null object – and this is our next pattern!<text:line-break/><text:line-break/>A null object implements the same interface of all the other objects, but the objects members return a neutral value. <text:s/>For example, a method that returns a string would return an empty string; another member returning a numeric value would return a zero. <text:s/>This forces you to implement methods that do not return meaningful data, but you can use these objects without worrying about littering your code with null checks. <text:line-break/><text:line-break/>To me, this is an anti-pattern as it returns an object in an invalid state. <text:s text:c="2"/>We don’t get what we were expecting, and can cause some confusion later on during maintenance and expansion.</text:p>
      <text:p text:style-name="P31"/>
      <text:p text:style-name="P45">Alright, our next pattern is: The Singleton.</text:p>
      <text:p text:style-name="P31"/>
      <text:p text:style-name="P45">Singletons are great, though they have a very narrow use – it is one of the reasons I’ve implemented singletons only about a dozen times. <text:s text:c="2"/>Some resources are exclusive, meaning there is only one type of a specific resource. <text:s text:c="2"/>When you search the googles, most examples you’ll find of the singleton are database examples – so why mess with tradition.</text:p>
      <text:p text:style-name="P31"/>
      <text:p text:style-name="P45">[ Open 4_singleton.php ]</text:p>
      <text:p text:style-name="P31"><text:soft-page-break/><text:line-break/><text:span text:style-name="T18">The first hint that this is a singleton, is the private constructor. <text:s/>This prevents objection creation using the new Keyword. <text:s/>Another indication is one static member variable which holes the reference to an already created object.</text:span></text:p>
      <text:p text:style-name="P36">The reasons to use a singleton really are small. <text:s/>You want to offer a single point of access. <text:s/>You only want to use it when you need to achieve singularity and want a cross-platform, lazily evaluated option which also offers the possibility of creation through <text:bookmark-start text:name="__DdeLink__385_473674704"/>derivation<text:bookmark-end text:name="__DdeLink__385_473674704"/>. <text:s/>Some valid use-cases might be an singleton that creates an object of a user, to represent the current user. <text:s text:c="2"/>Configuration might also be a valid use case.</text:p>
      <text:p text:style-name="P31"/>
      <text:p text:style-name="P36">The next pattern is the Observer. <text:s/>This patterns gives another way to avoid tight coupling between components. <text:s/>It’s pretty simple: One object makes itself observable by adding a method that allows another object, the observer, to register itself. <text:s/>When the observable object changes, it sends a message to all the registered observers. <text:s text:c="2"/>What those observers do with that information isn’t relevant or important to the observable object. <text:s/>The result, is a way for objects to communicate with each other without understanding why they are doing it.</text:p>
      <text:p text:style-name="P32"/>
      <text:p text:style-name="P37">[ Open 5_observer.php ]</text:p>
      <text:p text:style-name="P37"/>
      <text:p text:style-name="P36">The simplest example I can come up with is a list of users in a system. <text:s/>The list is watched by a logging observer that prints out a message when a user is added. <text:s/>So we have two interfaces and two classes. <text:s/>When we add a customer, the observable pushes data to all registered observers.<text:line-break/><text:line-break/>There is a different take on this though, It’s essentially the same thing except the action is called on the observer.<text:line-break/><text:line-break/>[ Open 5_observer_1.php ]<text:line-break/><text:line-break/>We still have 2 classes and 2 interfaces. <text:s/>Note that we instance our observer, and add our observable class to it. <text:s/>We then call updatePrice to pull data from all the instances we are observing. <text:s text:c="2"/>This version of it is a little less useful to me – but it is an option so had to show it.</text:p>
      <text:p text:style-name="P32"/>
      <text:p text:style-name="P33"><text:span text:style-name="T19">In the first example, its critical to understand that the UserList doesn’t know what the logger is going to do. <text:s text:c="2"/>There could be one, or one hundred more observers that do other things. <text:s/>A great feature of the Observer pattern, is that it’s not limited to objects in memory. <text:s/>It is the driving force behind almost every database driven message-queuing system.<text:line-break/><text:line-break/></text:span><text:line-break/><text:span text:style-name="T20">This pattern is great because it offers a way to communicate events to any number of different objects. <text:s/>And we’d use it, exactly for that purpose – to provide a notification system inside the business logic or to the outside world.</text:span></text:p>
      <text:p text:style-name="P33"/>
      <text:p text:style-name="P37">Building on the loose-coupling theme, our next pattern is the Chain of Command. The Chain of Command pattern routes a message, command, request or whatever you want through a set of handlers. <text:s/>Each handler decides if it can handle the request. <text:s/>If it can, the request is handled and the process stops. <text:s/>And of course, we can add and remove handlers from the system without influencing other handlers.</text:p>
      <text:p text:style-name="P33"/>
      <text:p text:style-name="P48">[ Open 6_chain_of_command.php ]</text:p>
      <text:p text:style-name="P34"/>
      <text:p text:style-name="P49"><text:soft-page-break/>So here, we have a class called CommandChain that maintains a list of CommandInterface objects. <text:s/>Two classes implement the CommandInterface – one that responds to request for mail, and another that responds to adding users. <text:s/><text:line-break/><text:line-break/>This pattern is valuable, it allows for the creation of an extensible architecture to process requests for almost any problem. <text:s/>That said, don’t over use it. <text:s/>Generally we’d want to use this pattern so we can remove complexity from the consuming code to the “create” code but it should be used when you have to perform many operations to prepare an object for use.</text:p>
      <text:p text:style-name="P35"/>
      <text:p text:style-name="P35"/>
      <text:p text:style-name="P38"><text:span text:style-name="T22">Lets get back to our UserList and implement a Strategy Pattern. <text:s text:c="2"/>With the strategy pattern, algorithms are extracted from complex classes to they can be replaced easily. <text:s/>For example, if we want to change the way pages are ranked in a search engine <text:s/>- the strategy pattern is good for that. <text:s/></text:span><text:span text:style-name="T21">Think about a search engine in several parts -- one that iterates through the pages, one that ranks each page, and another that orders the results based on the rank. In a complex example, all those parts would be in the same class. Using the strategy pattern, you take the ranking portion and put it into another class so you can change how pages are ranked without interfering with the rest of the search engine code.</text:span></text:p>
      <text:p text:style-name="P50"/>
      <text:p text:style-name="P51">[ Open 7_strategy.php ]</text:p>
      <text:p text:style-name="P51"/>
      <text:p text:style-name="P52">This code runs the same user list against two strategies and shows the results. <text:s text:c="2"/>First one looks for anything that sorts after “D” so we get Drew, Robyn and Samer. <text:s/>The second picks names randomly and yields different results every time.</text:p>
      <text:p text:style-name="P52"/>
      <text:p text:style-name="P52">This would be used to implement big, interchangeable chunks of complicated logic while keeping a common algorithmic signature. <text:s/>This really should only be used when flexibility and re-usability is more important than simplicity.</text:p>
      <text:p text:style-name="P52"/>
      <text:p text:style-name="P53">Okay, lets move on to the next pattern which we will touch on very briefly. <text:s/>The adapter pattern which is best used to allow your business logic to rely only on the public methods the adapter offers and permit changing the other side of the adapter easily. <text:s/>Essentially, this is a connection with a pre-existing and potentially changing module, library or even a third party API.<text:line-break/><text:line-break/><text:span text:style-name="T24">Different people have different ways of implementing the Adapter. <text:s/>One such way, is to create a class that extends the intended class. <text:s text:c="2"/>I don’t like this way, it doesn’t Abstract it enough for my liking.</text:span></text:p>
      <text:p text:style-name="P53"><text:line-break/><text:span text:style-name="T24"> [ Open <text:s/>8_adapter.php ]</text:span></text:p>
      <text:p text:style-name="P53"/>
      <text:p text:style-name="P54">Like always, we start with our interface. <text:s text:c="2"/><text:span text:style-name="T25">Then we have our PaymentSystem, this is a third party library in our system. <text:s/>The next class is the latest upgrade from our PaymentSystem – woohoo! we’re using the latest and greatest!<text:line-break/><text:line-break/>Woops… V2 wasn’t backwards compatible… <text:s/>According to their docs, the new methods were added and existing functionality is modified in the new version of the library. <text:s/>The initialization code has changed, and its no longer compatible with the PaymentInterface.. <text:s text:c="2"/>Seems like we have to re-build part of our system in order to keep this upgrade… <text:s/>or do we?</text:span></text:p>
      <text:p text:style-name="P54"/>
      <text:p text:style-name="P55">Now we see the adapter pattern, which I abstract a little by Injecting the payment class <text:span text:style-name="T26">we’re adapting to into the constructor. <text:s text:c="2"/>So now, we don’t have to re-write parts of our application – we just have to </text:span><text:soft-page-break/><text:span text:style-name="T26">change what object we’re calling the functions from! <text:s/>Hooray! Our payment system is back online, and we don’t get fired for losing the company money!<text:line-break/><text:line-break/>Alright! The next pattern we’re going to look at is the Iterator pattern. <text:s text:c="2"/>This provides a way to encapsulate looping through a collection or an array of objects. <text:s text:c="2"/>Particularly handy if we want to loop through different types of objects in a collection.</text:span></text:p>
      <text:p text:style-name="P56"/>
      <text:p text:style-name="P57">Lets assume we have a list of email addresses and a list of street addresses. <text:s text:c="2"/>We want to loop through both of these lists, and return the data to the screen. <text:s/>So, we need two loops for this, <text:span text:style-name="T27">we need to check a couple conditions…. <text:s/>Nah, lets create an iterator…<text:line-break/><text:line-break/>[ Open 9_iterator.php ]<text:line-break/><text:line-break/>Ahh.. there we go, we can now have two loops that just ask →hasNext() and be good to go… <text:s/>Now while these are good, can we make this a little better? <text:s/>This code is pretty much identical in both iterators and we don’t like duplicating the same code over and over.</text:span></text:p>
      <text:p text:style-name="P57"/>
      <text:p text:style-name="P58">[ Open 9_iterator_1.php ]</text:p>
      <text:p text:style-name="P58"/>
      <text:p text:style-name="P59">Alright! Now we’re cooking with fire. <text:s/>The iterator, we know iterates over a collection of data. <text:s/>It doesn’t care what it is, or why it’s doing it. <text:s/>It just knows it needs to do it. <text:s text:c="2"/>We’ve made our AddressIterator fairly generic, so we decided it a good idea to add a couple of constants to pass back into the class for readability. <text:s/>From the code, we’ll be able to see exactly what type of address we’re iterating.<text:line-break/><text:line-break/>The main reason to use an Iterator is versatility. <text:s text:c="2"/><text:span text:style-name="T28">In our example, you pass data to it – they can also by dynamically fed data from various sources. <text:s/>The possibility is endless on these.</text:span></text:p>
      <text:p text:style-name="P59"/>
      <text:p text:style-name="P60">Alright, now we have – the decorator.<text:line-break/><text:line-break/>[ Open 10_decorator.php ]<text:line-break/><text:line-break/>So we have this little bit of code. <text:s/>We need to create a new automobile for a site to design our own cars ‘cause grape-vine has it that Samer is buying the SN team a custom-designed car! <text:s/>Each model as more features, associated costs.. <text:s text:c="2"/>With a limited set of options, we could use if statements easily enough.. But.. what if a new model came along? <text:s/>We have to go update our code again.. <text:line-break/><text:line-break/>That, is why we have the decorator pattern. <text:s/>It’s a great little pattern which allows you to add functionality onto the Automobile class in a nice and clean way. Each class remains concerned only about its price, and options and how they’re added to the base model – nothing more.</text:p>
      <text:p text:style-name="P60"/>
      <text:p text:style-name="P61">[ Open 10_decorator_1.php ]<text:line-break/><text:line-break/>Decorators really are as simple as they seem. <text:s/>They work wonders when dealing with stream objects. <text:s/><text:line-break/><text:line-break/>There are TONS more design patterns that we could go into, and I urge you to go out and learn more about them. <text:s text:c="2"/>Whether we talk about Builders, Bridge, DataMapper, DependencyInjection, Facade, Flyweight, Registry, or Memento patterns – there is always plenty to learn and there are always new patterns that come out frequently.<text:line-break/><text:soft-page-break/><text:line-break/><text:span text:style-name="T29">I’ve compiled a small list of resources for you, and these are in the readme file in the git repository I created for our teach-in sessions which I will push up right after this.<text:line-break/><text:line-break/></text:span><text:a xlink:type="simple" xlink:href="https://github.com/domnikl/DesignPatternsPHP" text:style-name="Internet_20_link" text:visited-style-name="Visited_20_Internet_20_Link"><text:span text:style-name="T29">https://github.com/domnikl/DesignPatternsPHP</text:span></text:a><text:span text:style-name="T29"><text:line-break/></text:span><text:a xlink:type="simple" xlink:href="http://us2.php.net/manual/en/spl.iterators.php" text:style-name="Internet_20_link" text:visited-style-name="Visited_20_Internet_20_Link"><text:span text:style-name="T29">http://us2.php.net/manual/en/spl.iterators.php</text:span></text:a><text:span text:style-name="T29"><text:line-break/></text:span><text:a xlink:type="simple" xlink:href="https://code.tutsplus.com/series/design-patterns-in-php--cms-747" text:style-name="Internet_20_link" text:visited-style-name="Visited_20_Internet_20_Link"><text:span text:style-name="T29">https://code.tutsplus.com/series/design-patterns-in-php--cms-747</text:span></text:a><text:span text:style-name="T29"><text:line-break/>https://www.apress.com/us/book/9781484219959<text:line-break/></text:span></text:p>
      <text:p text:style-name="P35"><text:line-break/><text:span text:style-name="T9">Conclusion</text:span></text:p>
      <text:p text:style-name="P11"/>
      <text:p text:style-name="P25">Building good Object-Oriented habits helps you build more stable, easily maintainable, and easily extensible applications. <text:s/><text:span text:style-name="T29">So going forward, I want you to remember:</text:span><text:line-break/><text:line-break/>* Be modest</text:p>
      <text:p text:style-name="P25">* Be a good neighbor</text:p>
      <text:p text:style-name="P25">* Avoid looking at <text:span text:style-name="T12">Medusa</text:span></text:p>
      <text:p text:style-name="P25">* Embrace the weakest link</text:p>
      <text:p text:style-name="P25">* You’re rubber, I’m glue.</text:p>
      <text:p text:style-name="P25">* Keep it in the family</text:p>
      <text:p text:style-name="P25">* Think in patterns</text:p>
      <text:p text:style-name="P25"/>
      <text:p text:style-name="P25">As you build and get into these habits, you’re likely to be surprised at the changes in the quality of your applications.</text:p>
      <text:p text:style-name="P25"/>
      <text:p text:style-name="P26">Again – thank you for being here with me today. <text:s/>I hope you learned something you didn’t know before you came in. <text:s text:c="2"/><text:span text:style-name="T30">Thank you and goodn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09:31:36.848810903</meta:creation-date>
    <dc:date>2018-01-18T00:03:13.433686618</dc:date>
    <meta:editing-duration>PT3H25M2S</meta:editing-duration>
    <meta:editing-cycles>8</meta:editing-cycles>
    <meta:generator>LibreOffice/5.1.6.2$Linux_X86_64 LibreOffice_project/10m0$Build-2</meta:generator>
    <meta:document-statistic meta:table-count="0" meta:image-count="0" meta:object-count="0" meta:page-count="13" meta:paragraph-count="126" meta:word-count="5814" meta:character-count="34949" meta:non-whitespace-character-count="28897"/>
  </office:meta>
</office:document-meta>
</file>